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2334Tests.shouldNotScan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Import.registerBeanDefinitions( AnnotationMetadata metadata , BeanDefinition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